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master-page-name="First_20_Page">
      <style:paragraph-properties style:page-number="auto"/>
    </style:style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7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style:writing-mode="lr-tb"/>
    </style:style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xml:id="ct1394208768" text:id="ct1394208768">
          <text:insertion>
            <office:change-info>
              <dc:creator>Bob Jacobsen</dc:creator>
              <dc:date>2010-10-08T22:13:00</dc:date>
            </office:change-info>
          </text:insertion>
        </text:changed-region>
        <text:changed-region xml:id="ct1394255616" text:id="ct1394255616">
          <text:deletion>
            <office:change-info>
              <dc:creator>Bob Jacobsen</dc:creator>
              <dc:date>2010-10-08T22:13:00</dc:date>
            </office:change-info>
            <text:p text:style-name="Standard">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325866476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P2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</text:p>
          </text:deletion>
        </text:changed-region>
        <text:changed-region xml:id="ct1394252640" text:id="ct1394252640">
          <text:insertion>
            <office:change-info>
              <dc:creator>Bob Jacobsen</dc:creator>
              <dc:date>2010-10-08T22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change-start text:change-id="ct1394208768"/>Introduction</text:h>
      <text:p text:style-name="Standard">This explanatory note contains informative discussion and background for the corresponding “OpenLCB ... Specification”. This explanation is not normative in any way.</text:p>
      <text:h text:style-name="Heading_20_1" text:outline-level="1">Annotations to the Specification</text:h>
      <text:p text:style-name="Standard">This section provides background information on corresponding sections of the Specification document. It's expected that two documents will be read together.</text:p>
      <text:h text:style-name="Heading_20_2" text:outline-level="2">Introduction</text:h>
      <text:h text:style-name="Heading_20_2" text:outline-level="2">References and Context</text:h>
      <text:p text:style-name="Standard"/>
      <text:p text:style-name="Standard"/>
      <text:p text:style-name="Standard"><text:change-end text:change-id="ct1394208768"/><text:change text:change-id="ct1394255616"/><text:change-start text:change-id="ct1394252640"/>Below this is just a collection of pieces from other docs right now.<text:change-end text:change-id="ct139425264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1394299392" text:id="ct1394299392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1394299520" text:id="ct1394299520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394299392"/><text:change-start text:change-id="ct1394299520"/>OpenLCB-TCP Segment Transfer Technical Note<text:change-end text:change-id="ct1394299520"/></text:p>
      </style:header>
      <style:footer>
        <text:tracked-changes>
          <text:changed-region xml:id="ct1394297344" text:id="ct1394297344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xml:id="ct1394299728" text:id="ct139429972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xml:id="ct1394299856" text:id="ct139429985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1394297344"/><text:change-start text:change-id="ct1394299728"/><text:span text:style-name="MT2">Copyright 2010, by J. Day, D. Harris, B. Jacobsen, and A. Shepherd</text:span><text:change-end text:change-id="ct1394299728"/><text:change text:change-id="ct1394299856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7-23T20:04:47">7/23/2011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394314640" text:id="ct139431464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xml:id="ct1394315360" text:id="ct139431536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1394314992" text:id="ct1394314992">
            <text:insertion>
              <office:change-info>
                <dc:creator>Bob Jacobsen</dc:creator>
                <dc:date>2010-10-08T22:12:00</dc:date>
              </office:change-info>
            </text:insertion>
          </text:changed-region>
          <text:changed-region xml:id="ct1394317712" text:id="ct1394317712">
            <text:deletion>
              <office:change-info>
                <dc:creator>Bob Jacobsen</dc:creator>
                <dc:date>2010-10-08T22:12:00</dc:date>
              </office:change-info>
              <text:p text:style-name="MP7">(title)</text:p>
            </text:deletion>
          </text:changed-region>
          <text:changed-region xml:id="ct1394317808" text:id="ct1394317808">
            <text:insertion>
              <office:change-info>
                <dc:creator>Bob Jacobsen</dc:creator>
                <dc:date>2010-10-08T22:12:00</dc:date>
              </office:change-info>
            </text:insertion>
          </text:changed-region>
          <text:changed-region xml:id="ct1394317904" text:id="ct139431790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1394315728" text:id="ct1394315728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xml:id="ct1394315600" text:id="ct139431560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1394315824" text:id="ct1394315824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394314640"/><text:change-start text:change-id="ct1394315360"/>OpenLCB <text:change-end text:change-id="ct1394315360"/><text:change-start text:change-id="ct1394314992"/>Technical Note<text:change-end text:change-id="ct139431499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1394317712"/><text:change-start text:change-id="ct1394317808"/>OpenLCB-TCP Segment Transfer<text:change-end text:change-id="ct1394317808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1394317904"/><text:change-start text:change-id="ct1394315728"/><text:date style:data-style-name="N75" text:date-value="2011-07-23T20:04:47">Jul 23, 2011</text:date><text:change-end text:change-id="ct1394315728"/></text:p>
            </table:table-cell>
            <table:table-cell table:style-name="Table1.C1" office:value-type="string">
              <text:p text:style-name="MP7"><text:change text:change-id="ct1394315600"/><text:change-start text:change-id="ct1394315824"/>Preliminary<text:change-end text:change-id="ct1394315824"/></text:p>
            </table:table-cell>
          </table:table-row>
        </table:table>
        <text:p text:style-name="Header"/>
      </style:header>
      <style:footer>
        <text:tracked-changes>
          <text:changed-region xml:id="ct1359676128" text:id="ct1359676128">
            <text:deletion>
              <office:change-info>
                <dc:creator>Bob Jacobsen</dc:creator>
                <dc:date>2011-07-23T20:04:00</dc:date>
              </office:change-info>
              <text:p text:style-name="MP8"><text:span text:style-name="MT5">Copyright 20</text:span></text:p>
            </text:deletion>
          </text:changed-region>
          <text:changed-region xml:id="ct1359375648" text:id="ct1359375648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xml:id="ct1359676544" text:id="ct1359676544">
            <text:deletion>
              <office:change-info>
                <dc:creator>Bob Jacobsen</dc:creator>
                <dc:date>2011-07-23T20:04:00</dc:date>
              </office:change-info>
              <text:p text:style-name="MP8"><text:span text:style-name="MT5">, by J. Day, D. Harris, B. Jacobsen, </text:span></text:p>
            </text:deletion>
          </text:changed-region>
          <text:changed-region xml:id="ct1359373424" text:id="ct1359373424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  <text:changed-region xml:id="ct1359374880" text:id="ct1359374880">
            <text:deletion>
              <office:change-info>
                <dc:creator>Bob Jacobsen</dc:creator>
                <dc:date>2011-07-23T20:04:00</dc:date>
              </office:change-info>
              <text:p text:style-name="MP8"><text:span text:style-name="MT5">and A. Shepherd</text:span></text:p>
            </text:deletion>
          </text:changed-region>
          <text:changed-region xml:id="ct534814976" text:id="ct534814976">
            <text:insertion>
              <office:change-info>
                <dc:creator>Bob Jacobsen</dc:creator>
                <dc:date>2011-07-23T20:04:00</dc:date>
              </office:change-info>
            </text:insertion>
          </text:changed-region>
        </text:tracked-changes>
        <text:p text:style-name="MP8"><text:change text:change-id="ct1359676128"/><text:change text:change-id="ct1359375648"/><text:change text:change-id="ct1359676544"/><text:change text:change-id="ct1359373424"/><text:change text:change-id="ct1359374880"/><text:change-start text:change-id="ct534814976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534814976"/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1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1-07-23T20:04:47">7/23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TCP Segment Transfer Technical Note</dc:title>
    <meta:initial-creator>Alex Shepherd</meta:initial-creator>
    <meta:creation-date>2009-01-22T07:11:27</meta:creation-date>
    <meta:editing-cycles>55</meta:editing-cycles>
    <meta:editing-duration>PT11H41M7S</meta:editing-duration>
    <meta:generator>OpenOffice.org/3.3$Unix OpenOffice.org_project/330m20$Build-9567</meta:generator>
    <dc:date>2011-07-23T20:04:47</dc:date>
    <dc:creator>Bob Jacobsen</dc:creator>
    <meta:document-statistic meta:table-count="1" meta:image-count="1" meta:object-count="0" meta:page-count="1" meta:paragraph-count="39" meta:word-count="265" meta:character-count="1741"/>
    <meta:user-defined meta:name="Info 1"/>
    <meta:user-defined meta:name="Info 2"/>
    <meta:user-defined meta:name="Info 3"/>
    <meta:user-defined meta:name="Info 4"/>
  </office:meta>
</office:document-meta>
</file>